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158.5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i-Pollution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argo - Hazard A (Major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rgo - Hazard 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rgo - Hazard C (Minor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rgo - Hazard D (Recognizable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e Vesse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redger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Fish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gh-Speed Craf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w Enfor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cal Vess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litary Op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asseng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lot Vesse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leasure Craft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ailing Vess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cial Craft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Tanke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anker - Hazard A (Major)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anker - Hazard B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anker - Hazard C (Minor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anker - Hazard D (Recognizable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u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g In Gr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5:54:46.641881734</meta:creation-date>
    <dc:date>2018-11-04T15:56:34.040693087</dc:date>
    <meta:editing-duration>PT1M47S</meta:editing-duration>
    <meta:editing-cycles>1</meta:editing-cycles>
    <meta:document-statistic meta:table-count="1" meta:cell-count="54" meta:object-count="0"/>
    <meta:generator>LibreOffice/5.1.6.2$Linux_X86_64 LibreOffice_project/10m0$Build-2</meta:generator>
  </office:meta>
</office:document-meta>
</file>